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6" style:family="table-cell" style:parent-style-name="Default">
      <style:table-cell-properties fo:background-color="#99ccff"/>
      <style:text-properties fo:color="#3c3c3c" style:font-name="Arial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8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>
            <text:p>VALORES EXATOS</text:p>
          </table:table-cell>
          <table:table-cell table:number-columns-repeated="15"/>
        </table:table-row>
        <table:table-row table:style-name="ro1">
          <table:table-cell office:value-type="string">
            <text:p>f(x)</text:p>
          </table:table-cell>
          <table:table-cell office:value-type="float" office:value="-2">
            <text:p>-2</text:p>
          </table:table-cell>
          <table:table-cell table:number-columns-repeated="14"/>
        </table:table-row>
        <table:table-row table:style-name="ro1">
          <table:table-cell office:value-type="string">
            <text:p>X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X2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table:number-columns-spanned="1" table:number-rows-spanned="2">
            <text:p>Teste</text:p>
          </table:table-cell>
          <table:table-cell table:style-name="ce4" office:value-type="string" table:number-columns-spanned="1" table:number-rows-spanned="2">
            <text:p>Tam. População</text:p>
          </table:table-cell>
          <table:table-cell table:style-name="ce4" office:value-type="string" table:number-columns-spanned="1" table:number-rows-spanned="2">
            <text:p>Tam. Cromossomo</text:p>
          </table:table-cell>
          <table:table-cell table:style-name="ce4" office:value-type="string" table:number-columns-spanned="1" table:number-rows-spanned="2">
            <text:p>Tam. Cadeia</text:p>
          </table:table-cell>
          <table:table-cell table:style-name="ce4" office:value-type="string" table:number-columns-spanned="1" table:number-rows-spanned="2">
            <text:p>N. Evolução</text:p>
          </table:table-cell>
          <table:table-cell table:style-name="ce4" office:value-type="string" table:number-columns-spanned="1" table:number-rows-spanned="2">
            <text:p>Taxa Crossover</text:p>
          </table:table-cell>
          <table:table-cell table:style-name="ce4" office:value-type="string" table:number-columns-spanned="1" table:number-rows-spanned="2">
            <text:p>Taxa Mutação</text:p>
          </table:table-cell>
          <table:table-cell table:style-name="ce4" office:value-type="string" table:number-columns-spanned="1" table:number-rows-spanned="2">
            <text:p>Total Corridas</text:p>
          </table:table-cell>
          <table:table-cell office:value-type="string" table:number-columns-spanned="2" table:number-rows-spanned="1">
            <text:p>X1</text:p>
          </table:table-cell>
          <table:covered-table-cell/>
          <table:table-cell table:style-name="ce9" office:value-type="string" table:number-columns-spanned="2" table:number-rows-spanned="1">
            <text:p>X2</text:p>
          </table:table-cell>
          <table:covered-table-cell/>
          <table:table-cell table:style-name="ce10" office:value-type="string" table:number-columns-spanned="2" table:number-rows-spanned="1">
            <text:p>F(X)</text:p>
          </table:table-cell>
          <table:covered-table-cell/>
          <table:table-cell table:style-name="ce10" office:value-type="string" table:number-columns-spanned="2" table:number-rows-spanned="1">
            <text:p>TEMPO</text:p>
          </table:table-cell>
          <table:covered-table-cell/>
        </table:table-row>
        <table:table-row table:style-name="ro1">
          <table:covered-table-cell table:style-name="ce2"/>
          <table:covered-table-cell table:number-columns-repeated="7" table:style-name="ce5"/>
          <table:table-cell table:style-name="ce7" office:value-type="string">
            <text:p>AG</text:p>
          </table:table-cell>
          <table:table-cell office:value-type="string">
            <text:p>Diferença</text:p>
          </table:table-cell>
          <table:table-cell office:value-type="string">
            <text:p>AG</text:p>
          </table:table-cell>
          <table:table-cell office:value-type="string">
            <text:p>Diferença</text:p>
          </table:table-cell>
          <table:table-cell office:value-type="string">
            <text:p>F(x) A.G.</text:p>
          </table:table-cell>
          <table:table-cell office:value-type="string">
            <text:p>|Diferença F(x)|</text:p>
          </table:table-cell>
          <table:table-cell office:value-type="string">
            <text:p>AG</text:p>
          </table:table-cell>
          <table:table-cell office:value-type="string">
            <text:p>Sistema (real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table:number-columns-repeated="7"/>
          <table:table-cell table:style-name="Default"/>
          <table:table-cell table:style-name="Default" table:formula="of:=ABS([.B3]-[.I8])" office:value-type="float" office:value="2">
            <text:p>2</text:p>
          </table:table-cell>
          <table:table-cell table:style-name="Default"/>
          <table:table-cell table:style-name="Default" table:formula="of:=ABS([.B4]-[.K8])" office:value-type="float" office:value="2">
            <text:p>2</text:p>
          </table:table-cell>
          <table:table-cell table:style-name="Default"/>
          <table:table-cell table:style-name="Default" table:formula="of:=ABS([.B2]-[.M8])" office:value-type="float" office:value="2">
            <text:p>2</text:p>
          </table:table-cell>
          <table:table-cell table:style-name="Default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table:number-columns-repeated="14"/>
          <table:table-cell/>
        </table:table-row>
      </table:table>
      <table:table table:name="Sheet1_2" table:style-name="ta1">
        <table:table-column table:style-name="co1" table:number-columns-repeated="14" table:default-cell-style-name="ce11"/>
        <table:table-column table:style-name="co2" table:default-cell-style-name="ce11"/>
        <table:table-column table:style-name="co1" table:number-columns-repeated="1009" table:default-cell-style-name="ce11"/>
        <table:table-row table:style-name="ro1">
          <table:table-cell office:value-type="string">
            <text:p>VALORES EXATOS</text:p>
          </table:table-cell>
          <table:table-cell table:style-name="Default"/>
          <table:table-cell table:style-name="ce14" table:number-columns-repeated="7"/>
          <table:table-cell table:style-name="ce21"/>
          <table:table-cell table:style-name="ce14"/>
          <table:table-cell table:style-name="ce23"/>
          <table:table-cell table:style-name="ce14" table:number-columns-repeated="4"/>
          <table:table-cell table:number-columns-repeated="1008"/>
        </table:table-row>
        <table:table-row table:style-name="ro1">
          <table:table-cell office:value-type="string">
            <text:p>f(x)</text:p>
          </table:table-cell>
          <table:table-cell table:style-name="ce14" table:formula="of:=-4/3" office:value-type="float" office:value="-1.33333333333333">
            <text:p>-1,3333333333</text:p>
          </table:table-cell>
          <table:table-cell table:style-name="Default"/>
          <table:table-cell table:style-name="ce14" table:number-columns-repeated="6"/>
          <table:table-cell table:style-name="ce21"/>
          <table:table-cell table:style-name="ce14"/>
          <table:table-cell table:style-name="ce23"/>
          <table:table-cell table:style-name="ce14" table:number-columns-repeated="4"/>
          <table:table-cell table:number-columns-repeated="1008"/>
        </table:table-row>
        <table:table-row table:style-name="ro1">
          <table:table-cell office:value-type="string">
            <text:p>X1</text:p>
          </table:table-cell>
          <table:table-cell table:style-name="ce14" office:value-type="float" office:value="1">
            <text:p>1</text:p>
          </table:table-cell>
          <table:table-cell table:style-name="Default"/>
          <table:table-cell table:style-name="ce14" table:number-columns-repeated="6"/>
          <table:table-cell table:style-name="ce21"/>
          <table:table-cell table:style-name="ce14"/>
          <table:table-cell table:style-name="ce23"/>
          <table:table-cell table:style-name="ce14" table:number-columns-repeated="4"/>
          <table:table-cell table:number-columns-repeated="1008"/>
        </table:table-row>
        <table:table-row table:style-name="ro1">
          <table:table-cell office:value-type="string">
            <text:p>X2</text:p>
          </table:table-cell>
          <table:table-cell table:style-name="ce14" table:formula="of:=-1/3" office:value-type="float" office:value="-0.333333333333333">
            <text:p>-0,3333333333</text:p>
          </table:table-cell>
          <table:table-cell table:style-name="Default"/>
          <table:table-cell table:style-name="ce14" table:number-columns-repeated="6"/>
          <table:table-cell table:style-name="ce21"/>
          <table:table-cell table:style-name="ce14"/>
          <table:table-cell table:style-name="ce23"/>
          <table:table-cell table:style-name="ce14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14" table:number-columns-repeated="7"/>
          <table:table-cell table:style-name="ce21"/>
          <table:table-cell table:style-name="ce14"/>
          <table:table-cell table:style-name="ce23"/>
          <table:table-cell table:style-name="ce14" table:number-columns-repeated="4"/>
          <table:table-cell table:number-columns-repeated="1008"/>
        </table:table-row>
        <table:table-row table:style-name="ro1">
          <table:table-cell table:style-name="ce12" office:value-type="string" table:number-columns-spanned="1" table:number-rows-spanned="2">
            <text:p>FASE</text:p>
          </table:table-cell>
          <table:table-cell table:style-name="ce15" office:value-type="string" table:number-columns-spanned="1" table:number-rows-spanned="2">
            <text:p>Teste</text:p>
          </table:table-cell>
          <table:table-cell table:style-name="ce18" office:value-type="string" table:number-columns-spanned="1" table:number-rows-spanned="2">
            <text:p>Tam. População</text:p>
          </table:table-cell>
          <table:table-cell table:style-name="ce18" office:value-type="string" table:number-columns-spanned="1" table:number-rows-spanned="2">
            <text:p>Tam. Cromossomo</text:p>
          </table:table-cell>
          <table:table-cell table:style-name="ce18" office:value-type="string" table:number-columns-spanned="1" table:number-rows-spanned="2">
            <text:p>Tam. Cadeia</text:p>
          </table:table-cell>
          <table:table-cell table:style-name="ce18" office:value-type="string" table:number-columns-spanned="1" table:number-rows-spanned="2">
            <office:annotation draw:style-name="gr1" draw:text-style-name="P1" svg:width="2.899cm" svg:height="2.966cm" svg:x="14.146cm" svg:y="0.634cm" draw:caption-point-x="-0.61cm" draw:caption-point-y="1.51cm">
              <dc:date>2012-09-08T00:00:00</dc:date>
              <text:p text:style-name="P1">Número de evoluções necessárias. A partir destes números os resultados não se alteravam</text:p>
            </office:annotation>
            <text:p>N. Evolução</text:p>
          </table:table-cell>
          <table:table-cell table:style-name="ce18" office:value-type="string" table:number-columns-spanned="1" table:number-rows-spanned="2">
            <text:p>Taxa Crossover</text:p>
          </table:table-cell>
          <table:table-cell table:style-name="ce18" office:value-type="string" table:number-columns-spanned="1" table:number-rows-spanned="2">
            <text:p>Taxa Mutação</text:p>
          </table:table-cell>
          <table:table-cell table:style-name="ce18" office:value-type="string" table:number-columns-spanned="1" table:number-rows-spanned="2">
            <text:p>Total Corridas</text:p>
          </table:table-cell>
          <table:table-cell table:style-name="ce21" office:value-type="string" table:number-columns-spanned="2" table:number-rows-spanned="1">
            <text:p>X1</text:p>
          </table:table-cell>
          <table:covered-table-cell table:style-name="ce14"/>
          <table:table-cell table:style-name="ce24" office:value-type="string" table:number-columns-spanned="2" table:number-rows-spanned="1">
            <text:p>X2</text:p>
          </table:table-cell>
          <table:covered-table-cell table:style-name="ce14"/>
          <table:table-cell table:style-name="ce27" office:value-type="string" table:number-columns-spanned="2" table:number-rows-spanned="1">
            <text:p>F(X)</text:p>
          </table:table-cell>
          <table:covered-table-cell table:style-name="ce14"/>
          <table:table-cell table:style-name="ce27" office:value-type="string" table:number-columns-spanned="2" table:number-rows-spanned="1">
            <text:p>TEMPO (em seg)</text:p>
          </table:table-cell>
          <table:covered-table-cell/>
          <table:table-cell table:number-columns-repeated="1007"/>
        </table:table-row>
        <table:table-row table:style-name="ro1">
          <table:covered-table-cell/>
          <table:covered-table-cell table:style-name="ce16"/>
          <table:covered-table-cell table:number-columns-repeated="7" table:style-name="ce19"/>
          <table:table-cell table:style-name="ce22" office:value-type="string">
            <text:p>AG</text:p>
          </table:table-cell>
          <table:table-cell table:style-name="ce14" office:value-type="string">
            <text:p>Diferença</text:p>
          </table:table-cell>
          <table:table-cell table:style-name="ce23" office:value-type="string">
            <text:p>AG</text:p>
          </table:table-cell>
          <table:table-cell table:style-name="ce14" office:value-type="string">
            <text:p>Diferença</text:p>
          </table:table-cell>
          <table:table-cell table:style-name="ce14" office:value-type="string">
            <text:p>F(x) A.G.</text:p>
          </table:table-cell>
          <table:table-cell table:style-name="ce14" office:value-type="string">
            <text:p>|Diferença F(x)|</text:p>
          </table:table-cell>
          <table:table-cell table:style-name="ce14" office:value-type="string">
            <text:p>AG</text:p>
          </table:table-cell>
          <table:table-cell table:number-columns-repeated="1008"/>
        </table:table-row>
        <table:table-row table:style-name="ro1">
          <table:table-cell table:style-name="ce12" office:value-type="float" office:value="1" table:number-columns-spanned="1" table:number-rows-spanned="3">
            <text:p>1</text:p>
          </table:table-cell>
          <table:table-cell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D8]*2" office:value-type="float" office:value="14">
            <text:p>14</text:p>
          </table:table-cell>
          <table:table-cell office:value-type="float" office:value="396">
            <text:p>396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2126">
            <text:p>0,992126</text:p>
          </table:table-cell>
          <table:table-cell table:formula="of:=ABS([.B$3]-[.J8])" office:value-type="float" office:value="0.00787400000000005">
            <text:p>0,007874</text:p>
          </table:table-cell>
          <table:table-cell office:value-type="float" office:value="-0.330709">
            <text:p>-0,330709</text:p>
          </table:table-cell>
          <table:table-cell table:formula="of:=ABS([.$B$4]-[.L8])" office:value-type="float" office:value="0.00262433333333334">
            <text:p>0,0026243333</text:p>
          </table:table-cell>
          <table:table-cell office:value-type="float" office:value="-1.333251">
            <text:p>-1,333251</text:p>
          </table:table-cell>
          <table:table-cell table:formula="of:=ABS([.$B$2]-[.N8])" office:value-type="float" office:value="0.0000823333333332954">
            <text:p>8,23333333332954E-005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style-name="ce20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D9]*2"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2126">
            <text:p>0,992126</text:p>
          </table:table-cell>
          <table:table-cell table:formula="of:=ABS([.B$3]-[.J9])" office:value-type="float" office:value="0.00787400000000005">
            <text:p>0,007874</text:p>
          </table:table-cell>
          <table:table-cell office:value-type="float" office:value="-0.330709">
            <text:p>-0,330709</text:p>
          </table:table-cell>
          <table:table-cell table:formula="of:=ABS([.$B$4]-[.L9])" office:value-type="float" office:value="0.00262433333333334">
            <text:p>0,0026243333</text:p>
          </table:table-cell>
          <table:table-cell office:value-type="float" office:value="-1.333251">
            <text:p>-1,333251</text:p>
          </table:table-cell>
          <table:table-cell table:formula="of:=ABS([.$B$2]-[.N9])" office:value-type="float" office:value="0.0000823333333332954">
            <text:p>8,23333333332954E-005</text:p>
          </table:table-cell>
          <table:table-cell table:style-name="ce28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ce20" office:value-type="float" office:value="24">
            <text:p>24</text:p>
          </table:table-cell>
          <table:table-cell office:value-type="float" office:value="7">
            <text:p>7</text:p>
          </table:table-cell>
          <table:table-cell table:formula="of:=[.D10]*2"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2126">
            <text:p>0,992126</text:p>
          </table:table-cell>
          <table:table-cell table:formula="of:=ABS([.B$3]-[.J10])" office:value-type="float" office:value="0.00787400000000005">
            <text:p>0,007874</text:p>
          </table:table-cell>
          <table:table-cell office:value-type="float" office:value="-0.330709">
            <text:p>-0,330709</text:p>
          </table:table-cell>
          <table:table-cell table:formula="of:=ABS([.$B$4]-[.L10])" office:value-type="float" office:value="0.00262433333333334">
            <text:p>0,0026243333</text:p>
          </table:table-cell>
          <table:table-cell office:value-type="float" office:value="-1.333251">
            <text:p>-1,333251</text:p>
          </table:table-cell>
          <table:table-cell table:formula="of:=ABS([.$B$2]-[.N10])" office:value-type="float" office:value="0.0000823333333332954">
            <text:p>8,23333333332954E-005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2" office:value-type="string" table:number-columns-spanned="1" table:number-rows-spanned="4">
            <text:p>FASE 2</text:p>
          </table:table-cell>
          <table:table-cell office:value-type="float" office:value="4">
            <text:p>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8">
            <text:p>8</text:p>
          </table:table-cell>
          <table:table-cell table:formula="of:=[.D11]*2" office:value-type="float" office:value="16">
            <text:p>16</text:p>
          </table:table-cell>
          <table:table-cell office:value-type="float" office:value="484">
            <text:p>484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.011765">
            <text:p>1,011765</text:p>
          </table:table-cell>
          <table:table-cell table:formula="of:=ABS([.B$3]-[.J11])" office:value-type="float" office:value="0.011765">
            <text:p>0,011765</text:p>
          </table:table-cell>
          <table:table-cell office:value-type="float" office:value="-0.243137">
            <text:p>-0,243137</text:p>
          </table:table-cell>
          <table:table-cell table:formula="of:=ABS([.$B$4]-[.L11])" office:value-type="float" office:value="0.0901963333333333">
            <text:p>0,0901963333</text:p>
          </table:table-cell>
          <table:table-cell office:value-type="float" office:value="-1.308789">
            <text:p>-1,308789</text:p>
          </table:table-cell>
          <table:table-cell table:formula="of:=ABS([.$B$2]-[.N11])" office:value-type="float" office:value="0.0245443333333333">
            <text:p>0,024544333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6">
            <text:p>16</text:p>
          </table:table-cell>
          <table:table-cell table:formula="of:=[.D12]*2" office:value-type="float" office:value="32">
            <text:p>32</text:p>
          </table:table-cell>
          <table:table-cell office:value-type="float" office:value="426">
            <text:p>426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2])" office:value-type="float" office:value="0.0000150000000000983">
            <text:p>0,000015</text:p>
          </table:table-cell>
          <table:table-cell table:style-name="ce25" office:value-type="float" office:value="-0.335973">
            <text:p>-0,335973</text:p>
          </table:table-cell>
          <table:table-cell table:formula="of:=ABS([.$B$4]-[.L12])" office:value-type="float" office:value="0.00263966666666665">
            <text:p>0,0026396667</text:p>
          </table:table-cell>
          <table:table-cell table:style-name="ce25" office:value-type="float" office:value="-1.333312">
            <text:p>-1,333312</text:p>
          </table:table-cell>
          <table:table-cell table:formula="of:=ABS([.$B$2]-[.N12])" office:value-type="float" office:value="0.0000213333333332066">
            <text:p>2,13333333332066E-005</text:p>
          </table:table-cell>
          <table:table-cell office:value-type="float" office:value="0.02">
            <text:p>0,0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6">
            <text:p>6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8">
            <text:p>8</text:p>
          </table:table-cell>
          <table:table-cell table:formula="of:=[.D13]*2"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.011765">
            <text:p>1,011765</text:p>
          </table:table-cell>
          <table:table-cell table:formula="of:=ABS([.B$3]-[.J13])" office:value-type="float" office:value="0.011765">
            <text:p>0,011765</text:p>
          </table:table-cell>
          <table:table-cell office:value-type="float" office:value="-0.384314">
            <text:p>-0,384314</text:p>
          </table:table-cell>
          <table:table-cell table:formula="of:=ABS([.$B$4]-[.L13])" office:value-type="float" office:value="0.0509806666666667">
            <text:p>0,0509806667</text:p>
          </table:table-cell>
          <table:table-cell office:value-type="float" office:value="-1.325398">
            <text:p>-1,325398</text:p>
          </table:table-cell>
          <table:table-cell table:formula="of:=ABS([.$B$2]-[.N13])" office:value-type="float" office:value="0.00793533333333318">
            <text:p>0,007935333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6">
            <text:p>16</text:p>
          </table:table-cell>
          <table:table-cell table:formula="of:=[.D14]*2" office:value-type="float" office:value="32">
            <text:p>32</text:p>
          </table:table-cell>
          <table:table-cell office:value-type="float" office:value="240">
            <text:p>240</text:p>
          </table:table-cell>
          <table:table-cell office:value-type="float" office:value="0.8">
            <text:p>0,8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4])" office:value-type="float" office:value="0.0000150000000000983">
            <text:p>0,000015</text:p>
          </table:table-cell>
          <table:table-cell table:style-name="ce25" office:value-type="float" office:value="-0.333532">
            <text:p>-0,333532</text:p>
          </table:table-cell>
          <table:table-cell table:formula="of:=ABS([.$B$4]-[.L14])" office:value-type="float" office:value="0.00019866666666668">
            <text:p>0,0001986667</text:p>
          </table:table-cell>
          <table:table-cell table:style-name="ce25" office:value-type="float" office:value="-1.333333">
            <text:p>-1,333333</text:p>
          </table:table-cell>
          <table:table-cell table:formula="of:=ABS([.$B$2]-[.N14])" office:value-type="float" office:value="0.000000333333333379926">
            <text:p>3,33333333379926E-007</text:p>
          </table:table-cell>
          <table:table-cell office:value-type="float" office:value="0.02">
            <text:p>0,02</text:p>
          </table:table-cell>
          <table:table-cell table:number-columns-repeated="1008"/>
        </table:table-row>
        <table:table-row table:style-name="ro1">
          <table:table-cell table:style-name="ce12" office:value-type="string" table:number-columns-spanned="1" table:number-rows-spanned="3">
            <text:p>FASE 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D15]*2" office:value-type="float" office:value="32">
            <text:p>32</text:p>
          </table:table-cell>
          <table:table-cell office:value-type="float" office:value="386">
            <text:p>386</text:p>
          </table:table-cell>
          <table:table-cell table:style-name="ce20" office:value-type="float" office:value="0.7">
            <text:p>0,7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9496">
            <text:p>0,999496</text:p>
          </table:table-cell>
          <table:table-cell table:formula="of:=ABS([.B$3]-[.J15])" office:value-type="float" office:value="0.00050400000000006">
            <text:p>0,000504</text:p>
          </table:table-cell>
          <table:table-cell table:style-name="ce25" office:value-type="float" office:value="-0.332982">
            <text:p>-0,332982</text:p>
          </table:table-cell>
          <table:table-cell table:formula="of:=ABS([.$B$4]-[.L15])" office:value-type="float" office:value="0.000351333333333315">
            <text:p>0,0003513333</text:p>
          </table:table-cell>
          <table:table-cell table:style-name="ce25" office:value-type="float" office:value="-1.333333">
            <text:p>-1,333333</text:p>
          </table:table-cell>
          <table:table-cell table:formula="of:=ABS([.$B$2]-[.N15])" office:value-type="float" office:value="0.000000333333333379926">
            <text:p>3,33333333379926E-007</text:p>
          </table:table-cell>
          <table:table-cell office:value-type="float" office:value="0.02">
            <text:p>0,02</text:p>
          </table:table-cell>
          <table:table-cell table:number-columns-repeated="1008"/>
        </table:table-row>
        <table:table-row table:style-name="ro1">
          <table:covered-table-cell table:style-name="ce13"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D16]*2" office:value-type="float" office:value="32">
            <text:p>32</text:p>
          </table:table-cell>
          <table:table-cell office:value-type="float" office:value="1141">
            <text:p>1141</text:p>
          </table:table-cell>
          <table:table-cell table:style-name="ce20" office:value-type="float" office:value="0.6">
            <text:p>0,6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6])" office:value-type="float" office:value="0.0000150000000000983">
            <text:p>0,000015</text:p>
          </table:table-cell>
          <table:table-cell table:style-name="ce25" office:value-type="float" office:value="-0.335973">
            <text:p>-0,335973</text:p>
          </table:table-cell>
          <table:table-cell table:formula="of:=ABS([.$B$4]-[.L16])" office:value-type="float" office:value="0.00263966666666665">
            <text:p>0,0026396667</text:p>
          </table:table-cell>
          <table:table-cell table:style-name="ce25" office:value-type="float" office:value="-1.333312">
            <text:p>-1,333312</text:p>
          </table:table-cell>
          <table:table-cell table:formula="of:=ABS([.$B$2]-[.N16])" office:value-type="float" office:value="0.0000213333333332066">
            <text:p>2,13333333332066E-005</text:p>
          </table:table-cell>
          <table:table-cell office:value-type="float" office:value="0.08">
            <text:p>0,0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D17]*2" office:value-type="float" office:value="32">
            <text:p>32</text:p>
          </table:table-cell>
          <table:table-cell office:value-type="float" office:value="696">
            <text:p>696</text:p>
          </table:table-cell>
          <table:table-cell table:style-name="ce20" office:value-type="float" office:value="0.5">
            <text:p>0,5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7])" office:value-type="float" office:value="0.0000150000000000983">
            <text:p>0,000015</text:p>
          </table:table-cell>
          <table:table-cell table:style-name="ce25" office:value-type="float" office:value="-0.332921">
            <text:p>-0,332921</text:p>
          </table:table-cell>
          <table:table-cell table:formula="of:=ABS([.$B$4]-[.L17])" office:value-type="float" office:value="0.000412333333333348">
            <text:p>0,0004123333</text:p>
          </table:table-cell>
          <table:table-cell table:style-name="ce25" office:value-type="float" office:value="-1.333333">
            <text:p>-1,333333</text:p>
          </table:table-cell>
          <table:table-cell table:formula="of:=ABS([.$B$2]-[.N17])" office:value-type="float" office:value="0.000000333333333379926">
            <text:p>3,33333333379926E-007</text:p>
          </table:table-cell>
          <table:table-cell office:value-type="float" office:value="0.04">
            <text:p>0,04</text:p>
          </table:table-cell>
          <table:table-cell table:number-columns-repeated="1008"/>
        </table:table-row>
        <table:table-row table:style-name="ro1">
          <table:table-cell table:style-name="ce12" office:value-type="string" table:number-columns-spanned="1" table:number-rows-spanned="3">
            <text:p>FASE 4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[.D18]*2" office:value-type="float" office:value="32">
            <text:p>32</text:p>
          </table:table-cell>
          <table:table-cell office:value-type="float" office:value="652">
            <text:p>652</text:p>
          </table:table-cell>
          <table:table-cell office:value-type="float" office:value="0.8">
            <text:p>0,8</text:p>
          </table:table-cell>
          <table:table-cell table:style-name="ce20"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8])" office:value-type="float" office:value="0.0000150000000000983">
            <text:p>0,000015</text:p>
          </table:table-cell>
          <table:table-cell table:style-name="ce25" office:value-type="float" office:value="-0.333715">
            <text:p>-0,333715</text:p>
          </table:table-cell>
          <table:table-cell table:formula="of:=ABS([.$B$4]-[.L18])" office:value-type="float" office:value="0.000381666666666669">
            <text:p>0,0003816667</text:p>
          </table:table-cell>
          <table:table-cell table:style-name="ce25" office:value-type="float" office:value="-1.333333">
            <text:p>-1,333333</text:p>
          </table:table-cell>
          <table:table-cell table:formula="of:=ABS([.$B$2]-[.N18])" office:value-type="float" office:value="0.000000333333333379926">
            <text:p>3,33333333379926E-007</text:p>
          </table:table-cell>
          <table:table-cell office:value-type="float" office:value="0.04">
            <text:p>0,04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18">
            <text:p>218</text:p>
          </table:table-cell>
          <table:table-cell office:value-type="float" office:value="0.8">
            <text:p>0,8</text:p>
          </table:table-cell>
          <table:table-cell table:style-name="ce20"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99985">
            <text:p>0,999985</text:p>
          </table:table-cell>
          <table:table-cell table:formula="of:=ABS([.B$3]-[.J19])" office:value-type="float" office:value="0.0000150000000000983">
            <text:p>0,000015</text:p>
          </table:table-cell>
          <table:table-cell table:style-name="ce25" office:value-type="float" office:value="-0.333349">
            <text:p>-0,333349</text:p>
          </table:table-cell>
          <table:table-cell table:formula="of:=ABS([.$B$4]-[.L19])" office:value-type="float" office:value="0.0000156666666666916">
            <text:p>1,56666666666916E-005</text:p>
          </table:table-cell>
          <table:table-cell table:style-name="ce25" office:value-type="float" office:value="-1.333333">
            <text:p>-1,333333</text:p>
          </table:table-cell>
          <table:table-cell table:formula="of:=ABS([.$B$2]-[.N19])" office:value-type="float" office:value="0.000000333333333379926">
            <text:p>3,33333333379926E-007</text:p>
          </table:table-cell>
          <table:table-cell office:value-type="float" office:value="0.01">
            <text:p>0,01</text:p>
          </table:table-cell>
          <table:table-cell table:number-columns-repeated="1008"/>
        </table:table-row>
        <table:table-row table:style-name="ro1">
          <table:covered-table-cell/>
          <table:table-cell table:style-name="ce17" office:value-type="float" office:value="13">
            <text:p>1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151">
            <text:p>151</text:p>
          </table:table-cell>
          <table:table-cell table:style-name="ce17" office:value-type="float" office:value="0.8">
            <text:p>0,8</text:p>
          </table:table-cell>
          <table:table-cell table:style-name="ce17" office:value-type="float" office:value="0.3">
            <text:p>0,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00046">
            <text:p>1,000046</text:p>
          </table:table-cell>
          <table:table-cell table:style-name="ce17" table:formula="of:=ABS([.B$3]-[.J20])" office:value-type="float" office:value="0.0000459999999999905">
            <text:p>0,000046</text:p>
          </table:table-cell>
          <table:table-cell table:style-name="ce26" office:value-type="float" office:value="-0.333349">
            <text:p>-0,333349</text:p>
          </table:table-cell>
          <table:table-cell table:style-name="ce17" table:formula="of:=ABS([.$B$4]-[.L20])" office:value-type="float" office:value="0.0000156666666666916">
            <text:p>1,56666666666916E-005</text:p>
          </table:table-cell>
          <table:table-cell table:style-name="ce26" office:value-type="float" office:value="-1.333333">
            <text:p>-1,333333</text:p>
          </table:table-cell>
          <table:table-cell table:style-name="ce17" table:formula="of:=ABS([.$B$2]-[.N20])" office:value-type="float" office:value="0.000000333333333379926">
            <text:p>3,33333333379926E-007</text:p>
          </table:table-cell>
          <table:table-cell table:style-name="ce17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MÍNIMOS</text:p>
          </table:table-cell>
          <table:table-cell table:formula="of:=MIN([.K8:.K20])" office:value-type="float" office:value="0.0000150000000000983">
            <text:p>0,000015</text:p>
          </table:table-cell>
          <table:table-cell/>
          <table:table-cell table:formula="of:=MIN([.M8:.M20])" office:value-type="float" office:value="0.0000156666666666916">
            <text:p>1,56666666666916E-005</text:p>
          </table:table-cell>
          <table:table-cell/>
          <table:table-cell table:formula="of:=MIN([.O8:.O20])" office:value-type="float" office:value="0.000000333333333379926">
            <text:p>3,33333333379926E-007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integer-digits="1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pt" number:country="BR">
      <number:number number:decimal-places="0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2" number:min-integer-digits="1" number:grouping="true"/>
      <number:text> </number:text>
    </number:number-style>
    <number:number-style style:name="N5121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pt" number:country="BR">
      <number:number number:decimal-places="2" number:min-integer-digits="1" number:grouping="true"/>
      <number:text> </number:text>
    </number:number-style>
    <number:number-style style:name="N5122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3P2" style:volatile="true" number:language="pt" number:country="BR">
      <number:text> -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4P2" style:volatile="true" number:language="pt" number:country="BR">
      <number:text> R$ -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5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5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5" number:language="pt" number:country="B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6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6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6" number:language="pt" number:country="BR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pt" number:country="BR">
      <number:minutes number:style="long"/>
      <number:text>:</number:text>
      <number:seconds number:style="long"/>
    </number:time-style>
    <number:time-style style:name="N512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pt" number:country="BR">
      <number:minutes number:style="long"/>
      <number:text>:</number:text>
      <number:seconds number:style="long" number:decimal-places="1"/>
    </number:time-style>
    <number:number-style style:name="N5130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 </meta:initial-creator>
    <meta:creation-date>2012-09-07T22:56:14</meta:creation-date>
    <dc:date>2012-09-08T01:38:42</dc:date>
    <dc:creator>Leonard </dc:creator>
    <meta:editing-duration>PT1H40M35S</meta:editing-duration>
    <meta:editing-cycles>23</meta:editing-cycles>
    <meta:generator>LibreOffice/3.5$Linux_x86 LibreOffice_project/350m1$Build-2</meta:generator>
    <meta:document-statistic meta:table-count="4" meta:cell-count="265" meta:object-count="0"/>
  </office:meta>
</office:document-meta>
</file>